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771cm" fo:margin-left="-0.76cm" table:align="left" style:writing-mode="lr-tb"/>
    </style:style>
    <style:style style:name="Table1.A" style:family="table-column">
      <style:table-column-properties style:column-width="1.127cm"/>
    </style:style>
    <style:style style:name="Table1.B" style:family="table-column">
      <style:table-column-properties style:column-width="5.376cm"/>
    </style:style>
    <style:style style:name="Table1.C" style:family="table-column">
      <style:table-column-properties style:column-width="1.997cm"/>
    </style:style>
    <style:style style:name="Table1.D" style:family="table-column">
      <style:table-column-properties style:column-width="5.253cm"/>
    </style:style>
    <style:style style:name="Table1.E" style:family="table-column">
      <style:table-column-properties style:column-width="2.244cm"/>
    </style:style>
    <style:style style:name="Table1.F" style:family="table-column">
      <style:table-column-properties style:column-width="2.77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0.63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ru" fo:country="RU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" style:font-size-complex="14pt" style:font-weight-complex="bold"/>
    </style:style>
    <style:style style:name="P7" style:family="paragraph" style:parent-style-name="Standard">
      <style:paragraph-properties style:snap-to-layout-gri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8" style:family="paragraph" style:parent-style-name="Standard">
      <style:text-properties style:font-name="Times New Roman" fo:font-size="14pt" fo:language="ru" fo:country="RU" fo:font-style="italic" style:font-size-asian="14pt" style:font-style-asian="italic" style:font-name-complex="Times New Roman" style:font-size-complex="14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3pt" fo:language="ru" fo:country="RU" style:font-size-asian="3pt" style:font-name-complex="Times New Roman" style:font-size-complex="14pt"/>
    </style:style>
    <style:style style:name="P10" style:family="paragraph" style:parent-style-name="Standard">
      <style:paragraph-properties fo:margin-left="-0.751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1" style:family="paragraph" style:parent-style-name="Heading">
      <style:paragraph-properties fo:margin-left="-0.751cm" fo:margin-right="0cm" fo:text-align="justify" style:justify-single-word="false" fo:text-indent="0cm" style:auto-text-indent="false"/>
    </style:style>
    <style:style style:name="P12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5pt" fo:font-weight="normal" style:font-size-asian="5pt" style:font-weight-asian="normal" style:font-size-complex="14pt"/>
    </style:style>
    <style:style style:name="P13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weight="normal" style:font-weight-asian="normal" style:font-size-complex="14pt"/>
    </style:style>
    <style:style style:name="P14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10pt" fo:font-weight="normal" style:font-size-asian="10pt" style:font-weight-asian="normal" style:font-size-complex="14pt"/>
    </style:style>
    <style:style style:name="P15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2pt" fo:font-weight="normal" style:font-size-asian="2pt" style:font-weight-asian="normal" style:font-size-complex="14pt"/>
    </style:style>
    <style:style style:name="P16" style:family="paragraph" style:parent-style-name="Heading">
      <style:paragraph-properties fo:margin-left="-0.751cm" fo:margin-right="0cm" fo:text-align="justify" style:justify-single-word="false" fo:text-indent="0cm" style:auto-text-indent="false"/>
      <style:text-properties fo:font-size="9pt" fo:font-weight="normal" style:font-size-asian="9pt" style:font-weight-asian="normal" style:font-size-complex="14pt"/>
    </style:style>
    <style:style style:name="P17" style:family="paragraph" style:parent-style-name="Heading">
      <style:paragraph-properties fo:margin-left="-0.25cm" fo:margin-right="0cm" fo:text-align="justify" style:justify-single-word="false" fo:text-indent="0cm" style:auto-text-indent="false"/>
      <style:text-properties fo:color="#ff0000" fo:font-size="12pt" style:font-size-asian="12pt" style:font-size-complex="14pt"/>
    </style:style>
    <style:style style:name="P18" style:family="paragraph" style:parent-style-name="Heading">
      <style:paragraph-properties fo:margin-left="-0.25cm" fo:margin-right="0cm" fo:text-align="justify" style:justify-single-word="false" fo:text-indent="0cm" style:auto-text-indent="false"/>
      <style:text-properties fo:color="#ff0000" fo:font-size="12pt" fo:font-weight="normal" style:font-size-asian="12pt" style:font-weight-asian="normal" style:font-size-complex="14pt"/>
    </style:style>
    <style:style style:name="P19" style:family="paragraph" style:parent-style-name="Heading">
      <style:paragraph-properties fo:margin-left="-0.25cm" fo:margin-right="0cm" fo:text-align="justify" style:justify-single-word="false" fo:text-indent="2cm" style:auto-text-indent="false"/>
      <style:text-properties style:font-name="Times New Roman" fo:font-size="10pt" fo:language="ru" fo:country="RU" fo:font-weight="normal" style:font-size-asian="10pt" style:font-weight-asian="normal" style:font-name-complex="Times New Roman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-0.751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22" style:family="paragraph" style:parent-style-name="Standard" style:list-style-name="WW8Num18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23" style:family="paragraph" style:parent-style-name="Standard" style:list-style-name="WW8Num18">
      <style:paragraph-properties fo:margin-left="0cm" fo:margin-right="0cm" fo:text-indent="0cm" style:auto-text-indent="false" style:snap-to-layout-gri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fo:font-weight="normal" style:font-weight-asian="normal" style:font-size-complex="14pt"/>
    </style:style>
    <style:style style:name="T5" style:family="text">
      <style:text-properties fo:font-size="10pt" fo:font-weight="normal" style:font-size-asian="10pt" style:font-weight-asian="normal" style:font-size-complex="14pt"/>
    </style:style>
    <style:style style:name="T6" style:family="text">
      <style:text-properties officeooo:rsid="000517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тел.____________</text:p>
      <text:p text:style-name="P3">эл. почта ____________</text:p>
      <text:p text:style-name="P4"/>
      <text:p text:style-name="P6">СПИСОК НАУЧНЫХ ТРУДОВ </text:p>
      <text:p text:style-name="P6">ПО ТЕМЕ ДИССЕРТАЦИИ</text:p>
      <text:p text:style-name="P6">___ФИО_в_родительном_падеже___</text:p>
      <text:p text:style-name="P6">(отрасль наук, ___ШИФР_СПЕЦ___ ___Название_научной_специальности___, ___кандидат_или_доктор___<text:span text:style-name="T6">ская</text:span>)</text:p>
      <text:p text:style-name="P8"/>
      <text:p text:style-name="P8">в изданиях из Перечня ВАК РФ, Перечня РУДН,<text:span text:style-name="T1"> </text:span>RSCI МБЦ, патенты, монографии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№</text:p>
            <text:p text:style-name="P5">п/п</text:p>
          </table:table-cell>
          <table:table-cell table:style-name="Table1.A1" office:value-type="string">
            <text:p text:style-name="P5">Название </text:p>
            <text:p text:style-name="P5">научного труда</text:p>
          </table:table-cell>
          <table:table-cell table:style-name="Table1.A1" office:value-type="string">
            <text:p text:style-name="P5">Вид работы</text:p>
          </table:table-cell>
          <table:table-cell table:style-name="Table1.A1" office:value-type="string">
            <text:p text:style-name="P5">Выходные данные</text:p>
          </table:table-cell>
          <table:table-cell table:style-name="Table1.A1" office:value-type="string">
            <text:p text:style-name="P5">Объем работы</text:p>
          </table:table-cell>
          <table:table-cell table:style-name="Table1.F1" office:value-type="string">
            <text:p text:style-name="P5">Соавторы</text:p>
          </table:table-cell>
        </table:table-row>
        <table:table-row table:style-name="Table1.1">
          <table:table-cell table:style-name="Table1.F1" table:number-columns-spanned="6" office:value-type="string">
            <text:p text:style-name="P4">МБЦ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2558237813" text:style-name="WW8Num18">
              <text:list-item>
                <text:p text:style-name="P22">1</text:p>
              </text:list-item>
            </text:list>
          </table:table-cell>
          <table:table-cell table:style-name="Table1.A1" office:value-type="string">
            <text:p text:style-name="P5">статья/тезис/<text:line-break/>монография/учебник или др.</text:p>
            <text:p text:style-name="P5"/>
          </table:table-cell>
          <table:table-cell table:style-name="Table1.A1" office:value-type="string">
            <text:p text:style-name="Standard"><text:span text:style-name="T2">печ.</text:span><text:span text:style-name="T3">/</text:span></text:p>
            <text:p text:style-name="P5">электр.</text:p>
          </table:table-cell>
          <table:table-cell table:style-name="Table1.A1" office:value-type="string">
            <text:p text:style-name="P5">Издательство,</text:p>
            <text:p text:style-name="P5">Журнал (номер, год)</text:p>
          </table:table-cell>
          <table:table-cell table:style-name="Table1.A1" office:value-type="string">
            <text:p text:style-name="P5">Кол-во п.л./стр.</text:p>
          </table:table-cell>
          <table:table-cell table:style-name="Table1.F1" office:value-type="string">
            <text:p text:style-name="P5">ФИО</text:p>
          </table:table-cell>
        </table:table-row>
        <table:table-row table:style-name="Table1.3">
          <table:table-cell table:style-name="Table1.F1" table:number-columns-spanned="6" office:value-type="string">
            <text:p text:style-name="P4">ПЕРЕЧЕНЬ ВАК РФ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21454783949607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ЕРЕЧЕНЬ РУДН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21455763524604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2">RSC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21454794305164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атент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21454675118800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Монограф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21455295588411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Конференц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21454963283709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  <table:table-row table:style-name="Table1.3">
          <table:table-cell table:style-name="Table1.F1" table:number-columns-spanned="6" office:value-type="string">
            <text:p text:style-name="P4">Препринт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list xml:id="list21456054262731" text:continue-numbering="true" text:style-name="WW8Num18">
              <text:list-item>
                <text:p text:style-name="P23"/>
              </text:list-item>
            </text:list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F1" office:value-type="string">
            <text:p text:style-name="P7"/>
          </table:table-cell>
        </table:table-row>
      </table:table>
      <text:p text:style-name="P17"/>
      <text:p text:style-name="P18">Уважаемый соискатель! Прежде чем подписывать документ, Вам необходимо передать его на проверку в отдел наукометрии и анализа публикационной деятельности РУДН/</text:p>
      <text:p text:style-name="P18">Главный корпус, каб. 429; пн-ср-пн 11:00-18:00, с 13:00-14:00 обед. </text:p>
      <text:p text:style-name="P18">При себе иметь флешку с электронным вариантом и 1 экз. распечатанного документа. </text:p>
      <text:p text:style-name="P17">Обращаем Ваше внимание, что перед отправкой на печать данное сообщение следует удалить!</text:p>
      <text:p text:style-name="P20">Соискатель:<text:tab/><text:tab/><text:tab/><text:tab/><text:tab/><text:tab/>_______________<text:tab/><text:tab/>_____________</text:p>
      <text:p text:style-name="P16"><text:tab/><text:tab/><text:tab/><text:tab/><text:tab/><text:tab/><text:tab/><text:tab/> <text:s text:c="16"/>подпись<text:tab/><text:tab/><text:tab/><text:tab/>ФИО</text:p>
      <text:p text:style-name="P12"/>
      <text:p text:style-name="P13">Научный руководитель: <text:s text:c="36"/>______________<text:tab/><text:tab/>_____________</text:p>
      <text:p text:style-name="P14"><text:tab/><text:tab/><text:tab/><text:tab/><text:tab/><text:tab/><text:tab/><text:tab/><text:tab/>подпись<text:tab/><text:tab/><text:tab/><text:tab/>ФИО</text:p>
      <text:p text:style-name="P15"/>
      <text:p text:style-name="P13">Заведующий кафедрой:</text:p>
      <text:p text:style-name="P13"><text:soft-page-break/><text:tab/><text:tab/><text:tab/><text:tab/><text:tab/><text:tab/> <text:s text:c="21"/>______________<text:tab/><text:tab/>_____________</text:p>
      <text:p text:style-name="P14"><text:tab/><text:tab/><text:tab/><text:tab/><text:tab/><text:tab/> <text:s text:c="12"/><text:tab/><text:tab/><text:tab/>подпись<text:tab/><text:tab/><text:tab/><text:tab/>ФИО</text:p>
      <text:p text:style-name="P13"><text:tab/><text:tab/><text:tab/><text:tab/> <text:s text:c="13"/></text:p>
      <text:p text:style-name="P10">Подпись (зав. каф) ФИО удостоверяю.</text:p>
      <text:p text:style-name="P10">Ученый секретарь Ученого совета </text:p>
      <text:p text:style-name="P10">факультета <text:s text:c="68"/>ФИО</text:p>
      <text:p text:style-name="P9"/>
      <text:p text:style-name="P5">(гербовая печать)</text:p>
      <text:p text:style-name="P19"/>
      <text:p text:style-name="P14"/>
      <text:p text:style-name="P11"><text:span text:style-name="T4">Начальник НУ</text:span><text:span text:style-name="T5"><text:tab/> </text:span><text:span text:style-name="T4">РУДН</text:span><text:span text:style-name="T5"><text:tab/><text:tab/> <text:s text:c="12"/><text:tab/><text:tab/><text:tab/></text:span><text:span text:style-name="T4">__________<text:tab/>__ <text:s text:c="7"/>Докукин П.А.</text:span></text:p>
      <text:p text:style-name="P14"><text:tab/><text:tab/><text:tab/><text:tab/><text:tab/><text:tab/> <text:s text:c="12"/><text:tab/><text:tab/><text:tab/>подпись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Times New Roman" fo:font-family="'Times New Roman'" style:font-family-generic="roman" style:font-pitch="variable" fo:font-size="14pt" fo:language="ru" fo:country="RU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Обычный1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style:font-pitch="variable" fo:font-size="12pt" fo:language="ru" fo:country="RU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size="14pt" style:font-size-asian="14pt" style:font-size-complex="14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rvts9" style:family="text" style:parent-style-name="Основной_20_шрифт_20_абзаца"/>
    <style:style style:name="Верхний_20_колонтитул_20_Знак" style:display-name="Верхний колонтитул Знак" style:family="text">
      <style:text-properties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/>
    </style:style>
    <style:style style:name="Нижний_20_колонтитул_20_Знак" style:display-name="Нижний колонтитул Знак" style:family="text">
      <style:text-properties style:font-name="Arial Mon" fo:font-family="'Arial Mon', 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 Mon" style:font-family-complex="'Arial Mon', Arial" style:font-family-generic-complex="swiss" style:font-pitch-complex="variable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529cm" fo:margin-left="0.529cm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0.635cm" fo:margin-left="0.529cm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1.27cm" fo:margin-left="0.529cm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 text:list-tab-stop-position="0.347cm" fo:text-indent="1.905cm" fo:margin-left="0.347cm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2.54cm" fo:margin-left="0.529cm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3.175cm" fo:margin-left="0.529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text:list-tab-stop-position="0.529cm" fo:text-indent="3.81cm" fo:margin-left="0.529cm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4.445cm" fo:margin-left="0.529cm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 text:list-tab-stop-position="0.529cm" fo:text-indent="5.08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margin-left="0.529cm"/>
        </style:list-level-properties>
      </text:list-level-style-number>
      <text:list-level-style-number text:level="2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0.635cm" fo:margin-left="0.529cm"/>
        </style:list-level-properties>
      </text:list-level-style-number>
      <text:list-level-style-number text:level="3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1.27cm" fo:margin-left="0.529cm"/>
        </style:list-level-properties>
      </text:list-level-style-number>
      <text:list-level-style-number text:level="4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text-indent="1.905cm" fo:margin-left="0.529cm"/>
        </style:list-level-properties>
      </text:list-level-style-number>
      <text:list-level-style-number text:level="5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2.54cm" fo:margin-left="0.529cm"/>
        </style:list-level-properties>
      </text:list-level-style-number>
      <text:list-level-style-number text:level="6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3.175cm" fo:margin-left="0.529cm"/>
        </style:list-level-properties>
      </text:list-level-style-number>
      <text:list-level-style-number text:level="7" text:style-name="WW8Num12z0" style:num-suffix="." style:num-format="1">
        <style:list-level-properties text:list-level-position-and-space-mode="label-alignment">
          <style:list-level-label-alignment text:label-followed-by="listtab" text:list-tab-stop-position="0.529cm" fo:text-indent="3.81cm" fo:margin-left="0.529cm"/>
        </style:list-level-properties>
      </text:list-level-style-number>
      <text:list-level-style-number text:level="8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29cm" fo:text-indent="4.445cm" fo:margin-left="0.529cm"/>
        </style:list-level-properties>
      </text:list-level-style-number>
      <text:list-level-style-number text:level="9" text:style-name="WW8Num12z0" style:num-suffix="." style:num-format="i">
        <style:list-level-properties text:list-level-position-and-space-mode="label-alignment">
          <style:list-level-label-alignment text:label-followed-by="listtab" text:list-tab-stop-position="0.529cm" fo:text-indent="5.08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7cm"/>
        </style:list-level-properties>
      </text:list-level-style-number>
      <text:list-level-style-number text:level="3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7cm"/>
        </style:list-level-properties>
      </text:list-level-style-number>
      <text:list-level-style-number text:level="4" text:style-name="WW8Num20z1" style:num-suffix="." style:num-format="1">
        <style:list-level-properties text:list-level-position-and-space-mode="label-alignment">
          <style:list-level-label-alignment text:label-followed-by="listtab" fo:text-indent="-0.635cm" fo:margin-left="5.447cm"/>
        </style:list-level-properties>
      </text:list-level-style-number>
      <text:list-level-style-number text:level="5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7cm"/>
        </style:list-level-properties>
      </text:list-level-style-number>
      <text:list-level-style-number text:level="6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7cm"/>
        </style:list-level-properties>
      </text:list-level-style-number>
      <text:list-level-style-number text:level="7" text:style-name="WW8Num20z1" style:num-suffix="." style:num-format="1">
        <style:list-level-properties text:list-level-position-and-space-mode="label-alignment">
          <style:list-level-label-alignment text:label-followed-by="listtab" fo:text-indent="-0.635cm" fo:margin-left="9.257cm"/>
        </style:list-level-properties>
      </text:list-level-style-number>
      <text:list-level-style-number text:level="8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7cm"/>
        </style:list-level-properties>
      </text:list-level-style-number>
      <text:list-level-style-number text:level="9" text:style-name="WW8Num20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0.49cm" fo:margin-left="2.328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6cm" fo:margin-left="0cm" fo:margin-right="0cm" fo:margin-top="1.66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исок научных трудов</dc:title>
    <dc:subject/>
    <meta:keyword/>
    <meta:initial-creator>Admin</meta:initial-creator>
    <meta:creation-date>2019-02-12T23:07:00</meta:creation-date>
    <dc:date>2025-10-19T02:14:54.042646778</dc:date>
    <meta:print-date>2014-08-01T13:33:00</meta:print-date>
    <meta:editing-cycles>24</meta:editing-cycles>
    <meta:editing-duration>PT1H21M47S</meta:editing-duration>
    <meta:generator>LibreOffice/6.0.7.3$Linux_X86_64 LibreOffice_project/dc89aa7a9eabfd848af146d5086077aeed2ae4a5</meta:generator>
    <meta:document-statistic meta:table-count="1" meta:image-count="0" meta:object-count="0" meta:page-count="2" meta:paragraph-count="57" meta:word-count="165" meta:character-count="1537" meta:non-whitespace-character-count="1149"/>
  </office:meta>
</office:document-meta>
</file>